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rotation-align="none"/>
    </style:style>
    <style:style style:name="ce4" style:family="table-cell" style:parent-style-name="Default">
      <style:table-cell-properties fo:background-color="#cccccc" style:rotation-align="non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number-columns-repeated="1012" table:default-cell-style-name="ce1"/>
        <table:table-row table:style-name="ro1">
          <table:table-cell office:value-type="string">
            <text:p>M-U/M/C</text:p>
          </table:table-cell>
          <table:table-cell table:number-columns-repeated="1023"/>
        </table:table-row>
        <table:table-row table:style-name="ro1">
          <table:table-cell table:number-columns-repeated="12"/>
          <table:table-cell>
            <draw:frame table:end-cell-address="Sheet1.T23" table:end-x="0.4969in" table:end-y="0.0354in" draw:z-index="0" draw:style-name="gr1" draw:text-style-name="P1" svg:width="6.2972in" svg:height="3.5413in" svg:x="0.422in" svg:y="0.0311in">
              <draw:object draw:notify-on-update-of-ranges="Sheet1.A4:Sheet1.A13 Sheet1.H3:Sheet1.H3 Sheet1.H4:Sheet1.H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string">
            <text:p>lambda</text:p>
          </table:table-cell>
          <table:table-cell office:value-type="string">
            <text:p>burst</text:p>
          </table:table-cell>
          <table:table-cell office:value-type="string">
            <text:p>mu</text:p>
          </table:table-cell>
          <table:table-cell office:value-type="string">
            <text:p>nservers</text:p>
          </table:table-cell>
          <table:table-cell office:value-type="string">
            <text:p>Queue response time</text:p>
          </table:table-cell>
          <table:table-cell table:number-columns-repeated="2"/>
          <table:table-cell office:value-type="string">
            <text:p>queue len</text:p>
          </table:table-cell>
          <table:table-cell table:number-columns-repeated="2"/>
          <table:table-cell office:value-type="string">
            <text:p>throughput</text:p>
          </table:table-cell>
          <table:table-cell office:value-type="string">
            <text:p>utilization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063">
            <text:p>0.00063</text:p>
          </table:table-cell>
          <table:table-cell table:style-name="ce2" office:value-type="float" office:value="0.0028">
            <text:p>0.0028</text:p>
          </table:table-cell>
          <table:table-cell office:value-type="float" office:value="0">
            <text:p>0</text:p>
          </table:table-cell>
          <table:table-cell table:style-name="ce4" office:value-type="float" office:value="0.03241">
            <text:p>0.03241</text:p>
          </table:table-cell>
          <table:table-cell table:style-name="ce2" office:value-type="float" office:value="0.2288">
            <text:p>0.22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.95778">
            <text:p>49.95778</text:p>
          </table:table-cell>
          <table:table-cell table:style-name="ce2" office:value-type="float" office:value="0.49981">
            <text:p>0.4998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097">
            <text:p>0.00097</text:p>
          </table:table-cell>
          <table:table-cell table:style-name="ce2" office:value-type="float" office:value="0.00358">
            <text:p>0.00358</text:p>
          </table:table-cell>
          <table:table-cell office:value-type="float" office:value="0">
            <text:p>0</text:p>
          </table:table-cell>
          <table:table-cell table:style-name="ce4" office:value-type="float" office:value="0.05822">
            <text:p>0.05822</text:p>
          </table:table-cell>
          <table:table-cell table:style-name="ce2" office:value-type="float" office:value="0.32216">
            <text:p>0.32216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59.93657">
            <text:p>59.93657</text:p>
          </table:table-cell>
          <table:table-cell table:style-name="ce2" office:value-type="float" office:value="0.59945">
            <text:p>0.59945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14">
            <text:p>0.0014</text:p>
          </table:table-cell>
          <table:table-cell table:style-name="ce2" office:value-type="float" office:value="0.00438">
            <text:p>0.00438</text:p>
          </table:table-cell>
          <table:table-cell office:value-type="float" office:value="0">
            <text:p>0</text:p>
          </table:table-cell>
          <table:table-cell table:style-name="ce4" office:value-type="float" office:value="0.0978">
            <text:p>0.0978</text:p>
          </table:table-cell>
          <table:table-cell table:style-name="ce2" office:value-type="float" office:value="0.43722">
            <text:p>0.43722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70.10955">
            <text:p>70.10955</text:p>
          </table:table-cell>
          <table:table-cell table:style-name="ce2" office:value-type="float" office:value="0.70061">
            <text:p>0.7006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191">
            <text:p>0.00191</text:p>
          </table:table-cell>
          <table:table-cell table:style-name="ce2" office:value-type="float" office:value="0.00535">
            <text:p>0.00535</text:p>
          </table:table-cell>
          <table:table-cell office:value-type="float" office:value="0">
            <text:p>0</text:p>
          </table:table-cell>
          <table:table-cell table:style-name="ce4" office:value-type="float" office:value="0.15326">
            <text:p>0.15326</text:p>
          </table:table-cell>
          <table:table-cell table:style-name="ce2" office:value-type="float" office:value="0.58138">
            <text:p>0.5813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80.05614">
            <text:p>80.05614</text:p>
          </table:table-cell>
          <table:table-cell table:style-name="ce2" office:value-type="float" office:value="0.79954">
            <text:p>0.79954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255">
            <text:p>0.00255</text:p>
          </table:table-cell>
          <table:table-cell table:style-name="ce2" office:value-type="float" office:value="0.00633">
            <text:p>0.00633</text:p>
          </table:table-cell>
          <table:table-cell office:value-type="float" office:value="0">
            <text:p>0</text:p>
          </table:table-cell>
          <table:table-cell table:style-name="ce4" office:value-type="float" office:value="0.22939">
            <text:p>0.22939</text:p>
          </table:table-cell>
          <table:table-cell table:style-name="ce2" office:value-type="float" office:value="0.74292">
            <text:p>0.74292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90.09751">
            <text:p>90.09751</text:p>
          </table:table-cell>
          <table:table-cell table:style-name="ce2" office:value-type="float" office:value="0.90006">
            <text:p>0.90006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333">
            <text:p>0.00333</text:p>
          </table:table-cell>
          <table:table-cell table:style-name="ce2" office:value-type="float" office:value="0.00741">
            <text:p>0.00741</text:p>
          </table:table-cell>
          <table:table-cell office:value-type="float" office:value="0">
            <text:p>0</text:p>
          </table:table-cell>
          <table:table-cell table:style-name="ce4" office:value-type="float" office:value="0.33323">
            <text:p>0.33323</text:p>
          </table:table-cell>
          <table:table-cell table:style-name="ce2" office:value-type="float" office:value="0.93862">
            <text:p>0.93862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100.12111">
            <text:p>100.12111</text:p>
          </table:table-cell>
          <table:table-cell table:style-name="ce2" office:value-type="float" office:value="1.00015">
            <text:p>1.00015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553">
            <text:p>0.00553</text:p>
          </table:table-cell>
          <table:table-cell table:style-name="ce2" office:value-type="float" office:value="0.01024">
            <text:p>0.01024</text:p>
          </table:table-cell>
          <table:table-cell office:value-type="float" office:value="0">
            <text:p>0</text:p>
          </table:table-cell>
          <table:table-cell table:style-name="ce4" office:value-type="float" office:value="0.66446">
            <text:p>0.66446</text:p>
          </table:table-cell>
          <table:table-cell table:style-name="ce2" office:value-type="float" office:value="1.46668">
            <text:p>1.46668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120.06238">
            <text:p>120.06238</text:p>
          </table:table-cell>
          <table:table-cell table:style-name="ce2" office:value-type="float" office:value="1.1986">
            <text:p>1.1986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972">
            <text:p>0.00972</text:p>
          </table:table-cell>
          <table:table-cell table:style-name="ce2" office:value-type="float" office:value="0.01533">
            <text:p>0.01533</text:p>
          </table:table-cell>
          <table:table-cell office:value-type="float" office:value="0">
            <text:p>0</text:p>
          </table:table-cell>
          <table:table-cell table:style-name="ce4" office:value-type="float" office:value="1.36159">
            <text:p>1.36159</text:p>
          </table:table-cell>
          <table:table-cell table:style-name="ce2" office:value-type="float" office:value="2.4479">
            <text:p>2.4479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140.12241">
            <text:p>140.12241</text:p>
          </table:table-cell>
          <table:table-cell table:style-name="ce2" office:value-type="float" office:value="1.39987">
            <text:p>1.39987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1795">
            <text:p>0.01795</text:p>
          </table:table-cell>
          <table:table-cell table:style-name="ce2" office:value-type="float" office:value="0.02475">
            <text:p>0.02475</text:p>
          </table:table-cell>
          <table:table-cell office:value-type="float" office:value="0">
            <text:p>0</text:p>
          </table:table-cell>
          <table:table-cell table:style-name="ce4" office:value-type="float" office:value="2.86782">
            <text:p>2.86782</text:p>
          </table:table-cell>
          <table:table-cell table:style-name="ce2" office:value-type="float" office:value="4.30477">
            <text:p>4.30477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159.77938">
            <text:p>159.77938</text:p>
          </table:table-cell>
          <table:table-cell table:style-name="ce2" office:value-type="float" office:value="1.59974">
            <text:p>1.59974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4238">
            <text:p>0.04238</text:p>
          </table:table-cell>
          <table:table-cell table:style-name="ce2" office:value-type="float" office:value="0.0489">
            <text:p>0.0489</text:p>
          </table:table-cell>
          <table:table-cell office:value-type="float" office:value="0">
            <text:p>0</text:p>
          </table:table-cell>
          <table:table-cell table:style-name="ce4" office:value-type="float" office:value="7.64204">
            <text:p>7.64204</text:p>
          </table:table-cell>
          <table:table-cell table:style-name="ce2" office:value-type="float" office:value="9.22937">
            <text:p>9.22937</text:p>
          </table:table-cell>
          <table:table-cell table:style-name="ce2" office:value-type="float" office:value="0.015">
            <text:p>0.015</text:p>
          </table:table-cell>
          <table:table-cell table:style-name="ce2" office:value-type="float" office:value="180.35382">
            <text:p>180.35382</text:p>
          </table:table-cell>
          <table:table-cell table:style-name="ce2" office:value-type="float" office:value="1.80058">
            <text:p>1.80058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1.5127">
            <text:p>1.5127</text:p>
          </table:table-cell>
          <table:table-cell table:style-name="ce2" office:value-type="float" office:value="1.15853">
            <text:p>1.15853</text:p>
          </table:table-cell>
          <table:table-cell table:style-name="ce2" office:value-type="float" office:value="0.002">
            <text:p>0.002</text:p>
          </table:table-cell>
          <table:table-cell table:style-name="ce4" office:value-type="float" office:value="302.70731">
            <text:p>302.70731</text:p>
          </table:table-cell>
          <table:table-cell table:style-name="ce2" office:value-type="float" office:value="231.27477">
            <text:p>231.27477</text:p>
          </table:table-cell>
          <table:table-cell table:style-name="ce2" office:value-type="float" office:value="0.352">
            <text:p>0.352</text:p>
          </table:table-cell>
          <table:table-cell table:style-name="ce2" office:value-type="float" office:value="200.16296">
            <text:p>200.16296</text:p>
          </table:table-cell>
          <table:table-cell table:style-name="ce2" office:value-type="float" office:value="1.99811">
            <text:p>1.99811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30019">
            <text:p>0.30019</text:p>
          </table:table-cell>
          <table:table-cell table:style-name="ce2" office:value-type="float" office:value="0.84894">
            <text:p>0.84894</text:p>
          </table:table-cell>
          <table:table-cell table:style-name="ce2" office:value-type="float" office:value="0.002">
            <text:p>0.002</text:p>
          </table:table-cell>
          <table:table-cell table:style-name="ce4" office:value-type="float" office:value="0.15024">
            <text:p>0.15024</text:p>
          </table:table-cell>
          <table:table-cell table:style-name="ce2" office:value-type="float" office:value="0.57304">
            <text:p>0.57304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50044">
            <text:p>0.50044</text:p>
          </table:table-cell>
          <table:table-cell table:style-name="ce2" office:value-type="float" office:value="0.50031">
            <text:p>0.50031</text:p>
          </table:table-cell>
          <table:table-cell table:number-columns-repeated="1012"/>
        </table:table-row>
        <table:table-row table:style-name="ro1">
          <table:table-cell office:value-type="float" office:value="0.6">
            <text:p>0.6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4119">
            <text:p>0.4119</text:p>
          </table:table-cell>
          <table:table-cell table:style-name="ce2" office:value-type="float" office:value="1.03406">
            <text:p>1.0340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24695">
            <text:p>0.24695</text:p>
          </table:table-cell>
          <table:table-cell table:style-name="ce2" office:value-type="float" office:value="0.79134">
            <text:p>0.79134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59951">
            <text:p>0.59951</text:p>
          </table:table-cell>
          <table:table-cell table:style-name="ce2" office:value-type="float" office:value="0.60036">
            <text:p>0.60036</text:p>
          </table:table-cell>
          <table:table-cell table:number-columns-repeated="1012"/>
        </table:table-row>
        <table:table-row table:style-name="ro1">
          <table:table-cell office:value-type="float" office:value="0.8">
            <text:p>0.8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72532">
            <text:p>0.72532</text:p>
          </table:table-cell>
          <table:table-cell table:style-name="ce2" office:value-type="float" office:value="1.45989">
            <text:p>1.45989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57876">
            <text:p>0.57876</text:p>
          </table:table-cell>
          <table:table-cell table:style-name="ce2" office:value-type="float" office:value="1.38986">
            <text:p>1.3898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79793">
            <text:p>0.79793</text:p>
          </table:table-cell>
          <table:table-cell table:style-name="ce2" office:value-type="float" office:value="0.79839">
            <text:p>0.7983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1.31914">
            <text:p>1.31914</text:p>
          </table:table-cell>
          <table:table-cell table:style-name="ce2" office:value-type="float" office:value="2.17944">
            <text:p>2.17944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1.31718">
            <text:p>1.31718</text:p>
          </table:table-cell>
          <table:table-cell table:style-name="ce2" office:value-type="float" office:value="2.46591">
            <text:p>2.4659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99851">
            <text:p>0.99851</text:p>
          </table:table-cell>
          <table:table-cell table:style-name="ce2" office:value-type="float" office:value="0.9991">
            <text:p>0.9991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2.56476">
            <text:p>2.56476</text:p>
          </table:table-cell>
          <table:table-cell table:style-name="ce2" office:value-type="float" office:value="3.50497">
            <text:p>3.50497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3.07939">
            <text:p>3.07939</text:p>
          </table:table-cell>
          <table:table-cell table:style-name="ce2" office:value-type="float" office:value="4.54061">
            <text:p>4.54061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1.20067">
            <text:p>1.20067</text:p>
          </table:table-cell>
          <table:table-cell table:style-name="ce2" office:value-type="float" office:value="1.19871">
            <text:p>1.19871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7.07667">
            <text:p>7.07667</text:p>
          </table:table-cell>
          <table:table-cell table:style-name="ce2" office:value-type="float" office:value="8.03759">
            <text:p>8.03759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9.9198">
            <text:p>9.9198</text:p>
          </table:table-cell>
          <table:table-cell table:style-name="ce2" office:value-type="float" office:value="11.70431">
            <text:p>11.70431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1.40185">
            <text:p>1.40185</text:p>
          </table:table-cell>
          <table:table-cell table:style-name="ce2" office:value-type="float" office:value="1.39944">
            <text:p>1.39944</text:p>
          </table:table-cell>
          <table:table-cell table:number-columns-repeated="1012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21.7631">
            <text:p>21.7631</text:p>
          </table:table-cell>
          <table:table-cell table:style-name="ce2" office:value-type="float" office:value="22.19191">
            <text:p>22.19191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32.73267">
            <text:p>32.73267</text:p>
          </table:table-cell>
          <table:table-cell table:style-name="ce2" office:value-type="float" office:value="33.85522">
            <text:p>33.85522</text:p>
          </table:table-cell>
          <table:table-cell table:style-name="ce2" office:value-type="float" office:value="0.056">
            <text:p>0.056</text:p>
          </table:table-cell>
          <table:table-cell table:style-name="ce2" office:value-type="float" office:value="1.50427">
            <text:p>1.50427</text:p>
          </table:table-cell>
          <table:table-cell table:style-name="ce2" office:value-type="float" office:value="1.50213">
            <text:p>1.5021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1-8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-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4-8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8"/>
          <table:table-cell>
            <draw:frame table:end-cell-address="Sheet1.T45" table:end-x="0.5213in" table:end-y="0.078in" draw:z-index="1" draw:style-name="gr1" draw:text-style-name="P1" svg:width="6.2972in" svg:height="3.5421in" svg:x="0.4465in" svg:y="0.065in">
              <draw:object draw:notify-on-update-of-ranges="Sheet1.A4:Sheet1.A13 Sheet1.E3:Sheet1.E3 Sheet1.E4:Sheet1.E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608169*0.64122" office:value-type="float" office:value="389970.12618">
            <text:p>389970.1261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SQRT(2)" office:value-type="float" office:value="1.4142135623731">
            <text:p>1.4142135624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1" table:number-columns-repeated="1012" table:default-cell-style-name="ce1"/>
        <table:table-row table:style-name="ro1">
          <table:table-cell office:value-type="string">
            <text:p>M-P/M/C</text:p>
          </table:table-cell>
          <table:table-cell/>
          <table:table-cell office:value-type="string">
            <text:p>confident level</text:p>
          </table:table-cell>
          <table:table-cell office:value-type="float" office:value="0.999">
            <text:p>0.9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-lambda</text:p>
          </table:table-cell>
          <table:table-cell office:value-type="string">
            <text:p>nservers</text:p>
          </table:table-cell>
          <table:table-cell office:value-type="string">
            <text:p>qlen</text:p>
          </table:table-cell>
          <table:table-cell table:number-columns-repeated="3"/>
          <table:table-cell office:value-type="string">
            <text:p>qresponsetime</text:p>
          </table:table-cell>
          <table:table-cell table:number-columns-repeated="2"/>
          <table:table-cell office:value-type="string">
            <text:p>util</text:p>
          </table:table-cell>
          <table:table-cell office:value-type="string">
            <text:p>thr</text:p>
          </table:table-cell>
          <table:table-cell/>
          <table:table-cell>
            <draw:frame table:end-cell-address="Sheet2.U27" table:end-x="0.5185in" table:end-y="0.1028in" draw:z-index="0" draw:style-name="gr1" draw:text-style-name="P1" svg:width="6.674in" svg:height="4.1378in" svg:x="0.0669in" svg:y="0.0138in">
              <draw:object draw:notify-on-update-of-ranges="Sheet2.C5:Sheet2.C8 Sheet2.A4:Sheet2.A4 Sheet2.D5:Sheet2.D8 Sheet2.C10:Sheet2.C13 Sheet2.A9:Sheet2.A9 Sheet2.D10:Sheet2.D13 Sheet2.C15:Sheet2.C18 Sheet2.A14:Sheet2.A14 Sheet2.D15:Sheet2.D18 Sheet2.C20:Sheet2.C23 Sheet2.A19:Sheet2.A19 Sheet2.D20:Sheet2.D23 Sheet2.C25:Sheet2.C28 Sheet2.A24:Sheet2.A24 Sheet2.D25:Sheet2.D28 Sheet2.C30:Sheet2.C33 Sheet2.A29:Sheet2.A29 Sheet2.D30:Sheet2.D3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string">
            <text:p>Rho 0.5</text:p>
          </table:table-cell>
          <table:table-cell table:number-columns-repeated="2"/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Sdev-low</text:p>
          </table:table-cell>
          <table:table-cell office:value-type="string">
            <text:p>ci</text:p>
          </table:table-cell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ci</text:p>
          </table:table-cell>
          <table:table-cell table:number-columns-repeated="101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style-name="ce2" table:formula="of:=MIN([.D5:.E5])" office:value-type="float" office:value="0.18276">
            <text:p>0.18276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36587">
            <text:p>0.36587</text:p>
          </table:table-cell>
          <table:table-cell table:style-name="ce2" office:value-type="float" office:value="0.95231">
            <text:p>0.95231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3375">
            <text:p>0.43375</text:p>
          </table:table-cell>
          <table:table-cell table:style-name="ce2" office:value-type="float" office:value="0.49953">
            <text:p>0.4995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style-name="ce2" table:formula="of:=MIN([.D6:.E6])" office:value-type="float" office:value="0.22318">
            <text:p>0.22318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4539">
            <text:p>0.44539</text:p>
          </table:table-cell>
          <table:table-cell table:style-name="ce2" office:value-type="float" office:value="1.08072">
            <text:p>1.08072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498">
            <text:p>0.44498</text:p>
          </table:table-cell>
          <table:table-cell table:style-name="ce2" office:value-type="float" office:value="0.50107">
            <text:p>0.50107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style-name="ce2" table:formula="of:=MIN([.D7:.E7])" office:value-type="float" office:value="0.22448">
            <text:p>0.22448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44947">
            <text:p>0.44947</text:p>
          </table:table-cell>
          <table:table-cell table:style-name="ce2" office:value-type="float" office:value="1.06666">
            <text:p>1.06666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329">
            <text:p>0.44329</text:p>
          </table:table-cell>
          <table:table-cell table:style-name="ce2" office:value-type="float" office:value="0.49943">
            <text:p>0.4994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style-name="ce2" table:formula="of:=MIN([.D8:.E8])" office:value-type="float" office:value="0.23034">
            <text:p>0.23034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6146">
            <text:p>0.46146</text:p>
          </table:table-cell>
          <table:table-cell table:style-name="ce2" office:value-type="float" office:value="1.09685">
            <text:p>1.09685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44459">
            <text:p>0.44459</text:p>
          </table:table-cell>
          <table:table-cell table:style-name="ce2" office:value-type="float" office:value="0.49916">
            <text:p>0.49916</text:p>
          </table:table-cell>
          <table:table-cell table:number-columns-repeated="1012"/>
        </table:table-row>
        <table:table-row table:style-name="ro1">
          <table:table-cell office:value-type="string">
            <text:p>Rho 1</text:p>
          </table:table-cell>
          <table:table-cell table:number-columns-repeated="4"/>
          <table:table-cell table:style-name="ce2" table:formula="of:=MIN([.D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style-name="ce2" table:formula="of:=MIN([.D10:.E10])" office:value-type="float" office:value="1.74314">
            <text:p>1.74314</text:p>
          </table:table-cell>
          <table:table-cell table:style-name="ce2" office:value-type="float" office:value="0.021">
            <text:p>0.021</text:p>
          </table:table-cell>
          <table:table-cell table:style-name="ce2" office:value-type="float" office:value="1.74579">
            <text:p>1.74579</text:p>
          </table:table-cell>
          <table:table-cell table:style-name="ce2" office:value-type="float" office:value="2.71231">
            <text:p>2.71231</text:p>
          </table:table-cell>
          <table:table-cell table:style-name="ce2" office:value-type="float" office:value="0.027">
            <text:p>0.027</text:p>
          </table:table-cell>
          <table:table-cell table:style-name="ce2" office:value-type="float" office:value="0.76927">
            <text:p>0.76927</text:p>
          </table:table-cell>
          <table:table-cell table:style-name="ce2" office:value-type="float" office:value="0.99847">
            <text:p>0.99847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style-name="ce2" table:formula="of:=MIN([.D11:.E11])" office:value-type="float" office:value="2.31872">
            <text:p>2.31872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2.30776">
            <text:p>2.30776</text:p>
          </table:table-cell>
          <table:table-cell table:style-name="ce2" office:value-type="float" office:value="3.21182">
            <text:p>3.21182</text:p>
          </table:table-cell>
          <table:table-cell table:style-name="ce2" office:value-type="float" office:value="0.031">
            <text:p>0.031</text:p>
          </table:table-cell>
          <table:table-cell table:style-name="ce2" office:value-type="float" office:value="0.79565">
            <text:p>0.79565</text:p>
          </table:table-cell>
          <table:table-cell table:style-name="ce2" office:value-type="float" office:value="1.00473">
            <text:p>1.0047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style-name="ce2" table:formula="of:=MIN([.D12:.E12])" office:value-type="float" office:value="2.42414">
            <text:p>2.424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2.43423">
            <text:p>2.43423</text:p>
          </table:table-cell>
          <table:table-cell table:style-name="ce2" office:value-type="float" office:value="3.40754">
            <text:p>3.40754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79505">
            <text:p>0.79505</text:p>
          </table:table-cell>
          <table:table-cell table:style-name="ce2" office:value-type="float" office:value="0.99585">
            <text:p>0.99585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style-name="ce2" table:formula="of:=MIN([.D13:.E13])" office:value-type="float" office:value="2.52107">
            <text:p>2.52107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2.52249">
            <text:p>2.52249</text:p>
          </table:table-cell>
          <table:table-cell table:style-name="ce2" office:value-type="float" office:value="3.55071">
            <text:p>3.55071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0.79848">
            <text:p>0.79848</text:p>
          </table:table-cell>
          <table:table-cell table:style-name="ce2" office:value-type="float" office:value="0.99945">
            <text:p>0.99945</text:p>
          </table:table-cell>
          <table:table-cell table:number-columns-repeated="1012"/>
        </table:table-row>
        <table:table-row table:style-name="ro1">
          <table:table-cell office:value-type="string">
            <text:p>Rho 1.1</text:p>
          </table:table-cell>
          <table:table-cell table:number-columns-repeated="4"/>
          <table:table-cell table:style-name="ce2" table:formula="of:=MIN([.D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style-name="ce2" table:formula="of:=MIN([.D15:.E15])" office:value-type="float" office:value="2.806">
            <text:p>2.806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2.55586">
            <text:p>2.55586</text:p>
          </table:table-cell>
          <table:table-cell table:style-name="ce2" office:value-type="float" office:value="3.38097">
            <text:p>3.38097</text:p>
          </table:table-cell>
          <table:table-cell table:style-name="ce2" office:value-type="float" office:value="0.023">
            <text:p>0.023</text:p>
          </table:table-cell>
          <table:table-cell table:style-name="ce2" office:value-type="float" office:value="0.82588">
            <text:p>0.82588</text:p>
          </table:table-cell>
          <table:table-cell table:style-name="ce2" office:value-type="float" office:value="1.09787">
            <text:p>1.09787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style-name="ce2" table:formula="of:=MIN([.D16:.E16])" office:value-type="float" office:value="3.97605">
            <text:p>3.97605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3.59649">
            <text:p>3.59649</text:p>
          </table:table-cell>
          <table:table-cell table:style-name="ce2" office:value-type="float" office:value="4.56193">
            <text:p>4.56193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0.85551">
            <text:p>0.85551</text:p>
          </table:table-cell>
          <table:table-cell table:style-name="ce2" office:value-type="float" office:value="1.10553">
            <text:p>1.1055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style-name="ce2" table:formula="of:=MIN([.D17:.E17])" office:value-type="float" office:value="4.32078">
            <text:p>4.32078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278">
            <text:p>3.9278</text:p>
          </table:table-cell>
          <table:table-cell table:style-name="ce2" office:value-type="float" office:value="4.81341">
            <text:p>4.8134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459">
            <text:p>0.86459</text:p>
          </table:table-cell>
          <table:table-cell table:style-name="ce2" office:value-type="float" office:value="1.10003">
            <text:p>1.1000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style-name="ce2" table:formula="of:=MIN([.D18:.E18])" office:value-type="float" office:value="4.36955">
            <text:p>4.36955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5576">
            <text:p>3.95576</text:p>
          </table:table-cell>
          <table:table-cell table:style-name="ce2" office:value-type="float" office:value="4.81911">
            <text:p>4.8191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376">
            <text:p>0.86376</text:p>
          </table:table-cell>
          <table:table-cell table:style-name="ce2" office:value-type="float" office:value="1.10461">
            <text:p>1.10461</text:p>
          </table:table-cell>
          <table:table-cell table:number-columns-repeated="1012"/>
        </table:table-row>
        <table:table-row table:style-name="ro1">
          <table:table-cell office:value-type="string">
            <text:p>Rho 1.2</text:p>
          </table:table-cell>
          <table:table-cell table:number-columns-repeated="4"/>
          <table:table-cell table:style-name="ce2" table:formula="of:=MIN([.D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style-name="ce2" table:formula="of:=MIN([.D20:.E20])" office:value-type="float" office:value="4.69501">
            <text:p>4.69501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3.9161">
            <text:p>3.9161</text:p>
          </table:table-cell>
          <table:table-cell table:style-name="ce2" office:value-type="float" office:value="5.05905">
            <text:p>5.05905</text:p>
          </table:table-cell>
          <table:table-cell table:style-name="ce2" office:value-type="float" office:value="0.035">
            <text:p>0.035</text:p>
          </table:table-cell>
          <table:table-cell table:style-name="ce2" office:value-type="float" office:value="0.87628">
            <text:p>0.87628</text:p>
          </table:table-cell>
          <table:table-cell table:style-name="ce2" office:value-type="float" office:value="1.1989">
            <text:p>1.1989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style-name="ce2" table:formula="of:=MIN([.D21:.E21])" office:value-type="float" office:value="8.05338">
            <text:p>8.05338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04">
            <text:p>6.704</text:p>
          </table:table-cell>
          <table:table-cell table:style-name="ce2" office:value-type="float" office:value="8.0828">
            <text:p>8.0828</text:p>
          </table:table-cell>
          <table:table-cell table:style-name="ce2" office:value-type="float" office:value="0.056">
            <text:p>0.056</text:p>
          </table:table-cell>
          <table:table-cell table:style-name="ce2" office:value-type="float" office:value="0.91334">
            <text:p>0.91334</text:p>
          </table:table-cell>
          <table:table-cell table:style-name="ce2" office:value-type="float" office:value="1.2013">
            <text:p>1.2013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style-name="ce2" table:formula="of:=MIN([.D22:.E22])" office:value-type="float" office:value="9.12103">
            <text:p>9.12103</text:p>
          </table:table-cell>
          <table:table-cell table:style-name="ce2" office:value-type="float" office:value="0.053">
            <text:p>0.053</text:p>
          </table:table-cell>
          <table:table-cell table:style-name="ce2" office:value-type="float" office:value="7.56468">
            <text:p>7.56468</text:p>
          </table:table-cell>
          <table:table-cell table:style-name="ce2" office:value-type="float" office:value="8.59875">
            <text:p>8.59875</text:p>
          </table:table-cell>
          <table:table-cell table:style-name="ce2" office:value-type="float" office:value="0.059">
            <text:p>0.059</text:p>
          </table:table-cell>
          <table:table-cell table:style-name="ce2" office:value-type="float" office:value="0.92142">
            <text:p>0.92142</text:p>
          </table:table-cell>
          <table:table-cell table:style-name="ce2" office:value-type="float" office:value="1.20576">
            <text:p>1.20576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style-name="ce2" table:formula="of:=MIN([.D23:.E23])" office:value-type="float" office:value="9.21844">
            <text:p>9.21844</text:p>
          </table:table-cell>
          <table:table-cell table:style-name="ce2" office:value-type="float" office:value="0.054">
            <text:p>0.054</text:p>
          </table:table-cell>
          <table:table-cell table:style-name="ce2" office:value-type="float" office:value="7.67712">
            <text:p>7.67712</text:p>
          </table:table-cell>
          <table:table-cell table:style-name="ce2" office:value-type="float" office:value="8.80724">
            <text:p>8.80724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0.92308">
            <text:p>0.92308</text:p>
          </table:table-cell>
          <table:table-cell table:style-name="ce2" office:value-type="float" office:value="1.20078">
            <text:p>1.20078</text:p>
          </table:table-cell>
          <table:table-cell table:number-columns-repeated="1012"/>
        </table:table-row>
        <table:table-row table:style-name="ro1">
          <table:table-cell office:value-type="string">
            <text:p>Rho 1.3</text:p>
          </table:table-cell>
          <table:table-cell table:number-columns-repeated="4"/>
          <table:table-cell table:style-name="ce2" table:formula="of:=MIN([.D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style-name="ce2" table:formula="of:=MIN([.D25:.E25])" office:value-type="float" office:value="8.69615">
            <text:p>8.69615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1936">
            <text:p>6.71936</text:p>
          </table:table-cell>
          <table:table-cell table:style-name="ce2" office:value-type="float" office:value="7.5912">
            <text:p>7.5912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0.92456">
            <text:p>0.92456</text:p>
          </table:table-cell>
          <table:table-cell table:style-name="ce2" office:value-type="float" office:value="1.29419">
            <text:p>1.29419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style-name="ce2" table:formula="of:=MIN([.D26:.E26])" office:value-type="float" office:value="23.3567">
            <text:p>23.3567</text:p>
          </table:table-cell>
          <table:table-cell table:style-name="ce2" office:value-type="float" office:value="0.124">
            <text:p>0.124</text:p>
          </table:table-cell>
          <table:table-cell table:style-name="ce2" office:value-type="float" office:value="17.98486">
            <text:p>17.98486</text:p>
          </table:table-cell>
          <table:table-cell table:style-name="ce2" office:value-type="float" office:value="19.19605">
            <text:p>19.19605</text:p>
          </table:table-cell>
          <table:table-cell table:style-name="ce2" office:value-type="float" office:value="0.133">
            <text:p>0.133</text:p>
          </table:table-cell>
          <table:table-cell table:style-name="ce2" office:value-type="float" office:value="0.96648">
            <text:p>0.96648</text:p>
          </table:table-cell>
          <table:table-cell table:style-name="ce2" office:value-type="float" office:value="1.2987">
            <text:p>1.2987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style-name="ce2" table:formula="of:=MIN([.D27:.E27])" office:value-type="float" office:value="23.29103">
            <text:p>23.29103</text:p>
          </table:table-cell>
          <table:table-cell table:style-name="ce2" office:value-type="float" office:value="0.114">
            <text:p>0.114</text:p>
          </table:table-cell>
          <table:table-cell table:style-name="ce2" office:value-type="float" office:value="19.33931">
            <text:p>19.33931</text:p>
          </table:table-cell>
          <table:table-cell table:style-name="ce2" office:value-type="float" office:value="17.55876">
            <text:p>17.55876</text:p>
          </table:table-cell>
          <table:table-cell table:style-name="ce2" office:value-type="float" office:value="0.121">
            <text:p>0.121</text:p>
          </table:table-cell>
          <table:table-cell table:style-name="ce2" office:value-type="float" office:value="0.97325">
            <text:p>0.97325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style-name="ce2" table:formula="of:=MIN([.D28:.E28])" office:value-type="float" office:value="42.22604">
            <text:p>42.22604</text:p>
          </table:table-cell>
          <table:table-cell table:style-name="ce2" office:value-type="float" office:value="0.209">
            <text:p>0.209</text:p>
          </table:table-cell>
          <table:table-cell table:style-name="ce2" office:value-type="float" office:value="32.48756">
            <text:p>32.48756</text:p>
          </table:table-cell>
          <table:table-cell table:style-name="ce2" office:value-type="float" office:value="32.7074">
            <text:p>32.7074</text:p>
          </table:table-cell>
          <table:table-cell table:style-name="ce2" office:value-type="float" office:value="0.226">
            <text:p>0.226</text:p>
          </table:table-cell>
          <table:table-cell table:style-name="ce2" office:value-type="float" office:value="0.98189">
            <text:p>0.98189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string">
            <text:p>Rho 1.4</text:p>
          </table:table-cell>
          <table:table-cell table:number-columns-repeated="4"/>
          <table:table-cell table:style-name="ce2" table:formula="of:=MIN([.D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style-name="ce2" table:formula="of:=MIN([.D30:.E30])" office:value-type="float" office:value="44.51849">
            <text:p>44.51849</text:p>
          </table:table-cell>
          <table:table-cell table:style-name="ce2" office:value-type="float" office:value="0.27">
            <text:p>0.27</text:p>
          </table:table-cell>
          <table:table-cell table:style-name="ce2" office:value-type="float" office:value="31.6868">
            <text:p>31.6868</text:p>
          </table:table-cell>
          <table:table-cell table:style-name="ce2" office:value-type="float" office:value="38.97707">
            <text:p>38.97707</text:p>
          </table:table-cell>
          <table:table-cell table:style-name="ce2" office:value-type="float" office:value="0.269">
            <text:p>0.269</text:p>
          </table:table-cell>
          <table:table-cell table:style-name="ce2" office:value-type="float" office:value="0.98011">
            <text:p>0.98011</text:p>
          </table:table-cell>
          <table:table-cell table:style-name="ce2" office:value-type="float" office:value="1.40502">
            <text:p>1.40502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style-name="ce2" table:formula="of:=MIN([.D31:.E31])" office:value-type="float" office:value="2061.93408">
            <text:p>2061.93408</text:p>
          </table:table-cell>
          <table:table-cell table:style-name="ce2" office:value-type="float" office:value="10.074">
            <text:p>10.074</text:p>
          </table:table-cell>
          <table:table-cell table:style-name="ce2" office:value-type="float" office:value="2796.53394">
            <text:p>2796.53394</text:p>
          </table:table-cell>
          <table:table-cell table:style-name="ce2" office:value-type="float" office:value="1524.88037">
            <text:p>1524.88037</text:p>
          </table:table-cell>
          <table:table-cell table:style-name="ce2" office:value-type="float" office:value="10.536">
            <text:p>10.536</text:p>
          </table:table-cell>
          <table:table-cell table:style-name="ce2" office:value-type="float" office:value="0.99999">
            <text:p>0.99999</text:p>
          </table:table-cell>
          <table:table-cell table:style-name="ce2" office:value-type="float" office:value="1.35321">
            <text:p>1.35321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style-name="ce2" table:formula="of:=MIN([.D32:.E32])" office:value-type="float" office:value="2606.77832">
            <text:p>2606.77832</text:p>
          </table:table-cell>
          <table:table-cell table:style-name="ce2" office:value-type="float" office:value="12.736">
            <text:p>12.736</text:p>
          </table:table-cell>
          <table:table-cell table:style-name="ce2" office:value-type="float" office:value="3325.90039">
            <text:p>3325.90039</text:p>
          </table:table-cell>
          <table:table-cell table:style-name="ce2" office:value-type="float" office:value="1963.47937">
            <text:p>1963.47937</text:p>
          </table:table-cell>
          <table:table-cell table:style-name="ce2" office:value-type="float" office:value="13.566">
            <text:p>13.566</text:p>
          </table:table-cell>
          <table:table-cell table:style-name="ce2" office:value-type="float" office:value="0.99994">
            <text:p>0.99994</text:p>
          </table:table-cell>
          <table:table-cell table:style-name="ce2" office:value-type="float" office:value="1.33642">
            <text:p>1.33642</text:p>
          </table:table-cell>
          <table:table-cell table:number-columns-repeated="2"/>
          <table:table-cell>
            <draw:frame table:end-cell-address="Sheet2.V53" table:end-x="0.0894in" table:end-y="0.022in" draw:z-index="1" draw:style-name="gr1" draw:text-style-name="P1" svg:width="6.2984in" svg:height="3.5429in" svg:x="0.013in" svg:y="0.0236in">
              <draw:object draw:notify-on-update-of-ranges="Sheet2.A47:Sheet2.A52 Sheet2.C46:Sheet2.C46 Sheet2.D47:Sheet2.D52 Sheet2.A55:Sheet2.A60 Sheet2.C54:Sheet2.C54 Sheet2.D55:Sheet2.D60 Sheet2.A39:Sheet2.A44 Sheet2.C38:Sheet2.C38 Sheet2.D39:Sheet2.D44 Sheet2.A63:Sheet2.A68 Sheet2.C62:Sheet2.C62 Sheet2.D63:Sheet2.D6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style-name="ce2" table:formula="of:=MIN([.D33:.E33])" office:value-type="float" office:value="2831.46533">
            <text:p>2831.46533</text:p>
          </table:table-cell>
          <table:table-cell table:style-name="ce2" office:value-type="float" office:value="13.834">
            <text:p>13.834</text:p>
          </table:table-cell>
          <table:table-cell table:style-name="ce2" office:value-type="float" office:value="3814.68115">
            <text:p>3814.68115</text:p>
          </table:table-cell>
          <table:table-cell table:style-name="ce2" office:value-type="float" office:value="2123.79858">
            <text:p>2123.79858</text:p>
          </table:table-cell>
          <table:table-cell table:style-name="ce2" office:value-type="float" office:value="14.674">
            <text:p>14.67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33189">
            <text:p>1.3318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</text:p>
          </table:table-cell>
          <table:table-cell office:value-type="string">
            <text:p>nservers1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</text:p>
          </table:table-cell>
          <table:table-cell office:value-type="string">
            <text:p>nservers1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</text:p>
          </table:table-cell>
          <table:table-cell office:value-type="string">
            <text:p>nservers1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0</text:p>
          </table:table-cell>
          <table:table-cell office:value-type="string">
            <text:p>nservers10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1" table:default-cell-style-name="Default"/>
        <table:table-row table:style-name="ro3">
          <table:table-cell office:value-type="string">
            <text:p>M-Normal/M/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21:1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5:49:52</meta:creation-date>
    <meta:initial-creator>iizke </meta:initial-creator>
    <dc:creator>iizke </dc:creator>
    <dc:date>2013-08-16T21:13:14</dc:date>
    <meta:editing-cycles>27</meta:editing-cycles>
    <meta:editing-duration>PT3H57M48S</meta:editing-duration>
    <meta:generator>LibreOffice/4.0.2.2$Linux_x86 LibreOffice_project/400m0$Build-2</meta:generator>
    <meta:document-statistic meta:table-count="3" meta:cell-count="7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scatter" chart:style-name="ch1">
        <chart:title svg:x="6.39cm" svg:y="0.314cm" chart:style-name="ch2">
          <text:p>queue len</text:p>
        </chart:title>
        <chart:legend chart:legend-position="end" svg:x="13.172cm" svg:y="4.2cm" style:legend-expansion="high" chart:style-name="ch3"/>
        <chart:plot-area chart:style-name="ch4" table:cell-range-address="Sheet1.A4:Sheet1.A13 Sheet1.H3:Sheet1.H13" chart:data-source-has-labels="row" svg:x="0.769cm" svg:y="1.948cm" svg:width="11.765cm" svg:height="6.451cm">
          <chartooo:coordinate-region svg:x="1.205cm" svg:y="2.148cm" svg:width="11.049cm" svg:height="5.6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3" chart:label-cell-address="Sheet1.H3:Sheet1.H3" chart:class="chart:scatter">
            <chart:domain table:cell-range-address="Sheet1.A4:Sheet1.A1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len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3</svg:desc>
                </draw:g>
              </table:table-cell>
              <table:table-cell office:value-type="float" office:value="0.03241">
                <text:p>0.03241</text:p>
                <draw:g>
                  <svg:desc>Sheet1.H4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5822">
                <text:p>0.0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15326">
                <text:p>0.1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22939">
                <text:p>0.2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3323">
                <text:p>0.3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66446">
                <text:p>0.66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.36159">
                <text:p>1.36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2.86782">
                <text:p>2.86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7.64204">
                <text:p>7.64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scatter" chart:style-name="ch1">
        <chart:title svg:x="4.657cm" svg:y="0.314cm" chart:style-name="ch2">
          <text:p>Queue response time</text:p>
        </chart:title>
        <chart:legend chart:legend-position="end" svg:x="11.373cm" svg:y="4.2cm" style:legend-expansion="high" chart:style-name="ch3"/>
        <chart:plot-area chart:style-name="ch4" table:cell-range-address="Sheet1.A4:Sheet1.A13 Sheet1.E3:Sheet1.E13" chart:data-source-has-labels="row" svg:x="0.769cm" svg:y="1.948cm" svg:width="9.966cm" svg:height="6.451cm">
          <chartooo:coordinate-region svg:x="1.867cm" svg:y="2.147cm" svg:width="8.588cm" svg:height="5.6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3" chart:label-cell-address="Sheet1.E3:Sheet1.E3" chart:class="chart:scatter">
            <chart:domain table:cell-range-address="Sheet1.A4:Sheet1.A1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response 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3</svg:desc>
                </draw:g>
              </table:table-cell>
              <table:table-cell office:value-type="float" office:value="0.00063">
                <text:p>0.00063</text:p>
                <draw:g>
                  <svg:desc>Sheet1.E4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0553">
                <text:p>0.00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0972">
                <text:p>0.00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1795">
                <text:p>0.0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04238">
                <text:p>0.04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true" chart:reverse-direction="false" text:line-break="fals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8.98999977111816pt" fo:font-weight="bold" style:font-size-asian="8.98999977111816pt" style:font-weight-asian="bold" style:font-size-complex="8.98999977111816pt" style:font-weight-complex="bold"/>
    </style:style>
    <style:style style:name="ch6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53cm" svg:height="10.511cm" xlink:href=".." xlink:type="simple" chart:class="chart:scatter" chart:style-name="ch1">
        <chart:legend chart:legend-position="end" svg:x="14.417cm" svg:y="3.711cm" style:legend-expansion="high" chart:style-name="ch2"/>
        <chart:plot-area chart:style-name="ch3" table:cell-range-address="Sheet2.C5:Sheet2.D8 Sheet2.A4:Sheet2.A4 Sheet2.A9:Sheet2.A9 Sheet2.D10:Sheet2.D13 Sheet2.A14:Sheet2.A14 Sheet2.D15:Sheet2.D18 Sheet2.A19:Sheet2.A19 Sheet2.D20:Sheet2.D23 Sheet2.A24:Sheet2.A24 Sheet2.D25:Sheet2.D28 Sheet2.A29:Sheet2.A29 Sheet2.D30:Sheet2.D33" chart:data-source-has-labels="row" svg:x="1.54cm" svg:y="0.975cm" svg:width="12.2cm" svg:height="8.345cm">
          <chartooo:coordinate-region svg:x="2.717cm" svg:y="1.175cm" svg:width="10.558cm" svg:height="7.946cm"/>
          <chart:axis chart:dimension="x" chart:name="primary-x" chart:style-name="ch4">
            <chart:title svg:x="6.895cm" svg:y="9.53cm" chart:style-name="ch5">
              <text:p>nservers</text:p>
            </chart:title>
          </chart:axis>
          <chart:axis chart:dimension="y" chart:name="primary-y" chart:style-name="ch4">
            <chart:title svg:x="0.451cm" svg:y="4.867cm" chart:style-name="ch5">
              <text:p>qlen</text:p>
            </chart:title>
          </chart:axis>
          <chart:series chart:style-name="ch6" chart:values-cell-range-address="Sheet2.D5:Sheet2.D8" chart:label-cell-address="Sheet2.A4:Sheet2.A4" chart:class="chart:scatter">
            <chart:domain table:cell-range-address="Sheet2.C5:Sheet2.C8"/>
            <chart:data-point chart:repeated="4"/>
          </chart:series>
          <chart:series chart:style-name="ch7" chart:values-cell-range-address="Sheet2.D10:Sheet2.D13" chart:label-cell-address="Sheet2.A9:Sheet2.A9" chart:class="chart:scatter">
            <chart:domain table:cell-range-address="Sheet2.C10:Sheet2.C13"/>
            <chart:data-point chart:repeated="4"/>
          </chart:series>
          <chart:series chart:style-name="ch8" chart:values-cell-range-address="Sheet2.D15:Sheet2.D18" chart:label-cell-address="Sheet2.A14:Sheet2.A14" chart:class="chart:scatter">
            <chart:domain table:cell-range-address="Sheet2.C15:Sheet2.C18"/>
            <chart:data-point chart:repeated="4"/>
          </chart:series>
          <chart:series chart:style-name="ch9" chart:values-cell-range-address="Sheet2.D20:Sheet2.D23" chart:label-cell-address="Sheet2.A19:Sheet2.A19" chart:class="chart:scatter">
            <chart:domain table:cell-range-address="Sheet2.C20:Sheet2.C23"/>
            <chart:data-point chart:repeated="4"/>
          </chart:series>
          <chart:series chart:style-name="ch10" chart:values-cell-range-address="Sheet2.D25:Sheet2.D28" chart:label-cell-address="Sheet2.A24:Sheet2.A24" chart:class="chart:scatter">
            <chart:domain table:cell-range-address="Sheet2.C25:Sheet2.C28"/>
            <chart:data-point chart:repeated="4"/>
          </chart:series>
          <chart:series chart:style-name="ch11" chart:values-cell-range-address="Sheet2.D30:Sheet2.D33" chart:label-cell-address="Sheet2.A29:Sheet2.A29" chart:class="chart:scatter">
            <chart:domain table:cell-range-address="Sheet2.C30:Sheet2.C3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 0.5</text:p>
                <draw:g>
                  <svg:desc>Sheet2.A4:Sheet2.A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</text:p>
                <draw:g>
                  <svg:desc>Sheet2.A9:Sheet2.A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1</text:p>
                <draw:g>
                  <svg:desc>Sheet2.A14:Sheet2.A1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2</text:p>
                <draw:g>
                  <svg:desc>Sheet2.A19:Sheet2.A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3</text:p>
                <draw:g>
                  <svg:desc>Sheet2.A24:Sheet2.A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4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C5:Sheet2.C8</svg:desc>
                </draw:g>
              </table:table-cell>
              <table:table-cell office:value-type="float" office:value="0.18276">
                <text:p>0.18276</text:p>
                <draw:g>
                  <svg:desc>Sheet2.D5:Sheet2.D8</svg:desc>
                </draw:g>
              </table:table-cell>
              <table:table-cell office:value-type="float" office:value="10">
                <text:p>10</text:p>
                <draw:g>
                  <svg:desc>Sheet2.C10:Sheet2.C13</svg:desc>
                </draw:g>
              </table:table-cell>
              <table:table-cell office:value-type="float" office:value="1.74314">
                <text:p>1.74314</text:p>
                <draw:g>
                  <svg:desc>Sheet2.D10:Sheet2.D13</svg:desc>
                </draw:g>
              </table:table-cell>
              <table:table-cell office:value-type="float" office:value="10">
                <text:p>10</text:p>
                <draw:g>
                  <svg:desc>Sheet2.C15:Sheet2.C18</svg:desc>
                </draw:g>
              </table:table-cell>
              <table:table-cell office:value-type="float" office:value="2.806">
                <text:p>2.806</text:p>
                <draw:g>
                  <svg:desc>Sheet2.D15:Sheet2.D18</svg:desc>
                </draw:g>
              </table:table-cell>
              <table:table-cell office:value-type="float" office:value="10">
                <text:p>10</text:p>
                <draw:g>
                  <svg:desc>Sheet2.C20:Sheet2.C23</svg:desc>
                </draw:g>
              </table:table-cell>
              <table:table-cell office:value-type="float" office:value="4.69501">
                <text:p>4.69501</text:p>
                <draw:g>
                  <svg:desc>Sheet2.D20:Sheet2.D23</svg:desc>
                </draw:g>
              </table:table-cell>
              <table:table-cell office:value-type="float" office:value="10">
                <text:p>10</text:p>
                <draw:g>
                  <svg:desc>Sheet2.C25:Sheet2.C28</svg:desc>
                </draw:g>
              </table:table-cell>
              <table:table-cell office:value-type="float" office:value="8.69615">
                <text:p>8.69615</text:p>
                <draw:g>
                  <svg:desc>Sheet2.D25:Sheet2.D28</svg:desc>
                </draw:g>
              </table:table-cell>
              <table:table-cell office:value-type="float" office:value="10">
                <text:p>10</text:p>
                <draw:g>
                  <svg:desc>Sheet2.C30:Sheet2.C33</svg:desc>
                </draw:g>
              </table:table-cell>
              <table:table-cell office:value-type="float" office:value="44.51849">
                <text:p>44.51849</text:p>
                <draw:g>
                  <svg:desc>Sheet2.D30:Sheet2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2318">
                <text:p>0.22318</text:p>
              </table:table-cell>
              <table:table-cell office:value-type="float" office:value="100">
                <text:p>100</text:p>
              </table:table-cell>
              <table:table-cell office:value-type="float" office:value="2.31872">
                <text:p>2.31872</text:p>
              </table:table-cell>
              <table:table-cell office:value-type="float" office:value="100">
                <text:p>100</text:p>
              </table:table-cell>
              <table:table-cell office:value-type="float" office:value="3.97605">
                <text:p>3.97605</text:p>
              </table:table-cell>
              <table:table-cell office:value-type="float" office:value="100">
                <text:p>100</text:p>
              </table:table-cell>
              <table:table-cell office:value-type="float" office:value="8.05338">
                <text:p>8.05338</text:p>
              </table:table-cell>
              <table:table-cell office:value-type="float" office:value="100">
                <text:p>100</text:p>
              </table:table-cell>
              <table:table-cell office:value-type="float" office:value="23.3567">
                <text:p>23.3567</text:p>
              </table:table-cell>
              <table:table-cell office:value-type="float" office:value="100">
                <text:p>100</text:p>
              </table:table-cell>
              <table:table-cell office:value-type="float" office:value="3783.87183">
                <text:p>3783.87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2448">
                <text:p>0.22448</text:p>
              </table:table-cell>
              <table:table-cell office:value-type="float" office:value="1000">
                <text:p>1000</text:p>
              </table:table-cell>
              <table:table-cell office:value-type="float" office:value="2.42414">
                <text:p>2.42414</text:p>
              </table:table-cell>
              <table:table-cell office:value-type="float" office:value="1000">
                <text:p>1000</text:p>
              </table:table-cell>
              <table:table-cell office:value-type="float" office:value="4.32078">
                <text:p>4.32078</text:p>
              </table:table-cell>
              <table:table-cell office:value-type="float" office:value="1000">
                <text:p>1000</text:p>
              </table:table-cell>
              <table:table-cell office:value-type="float" office:value="9.12103">
                <text:p>9.12103</text:p>
              </table:table-cell>
              <table:table-cell office:value-type="float" office:value="1000">
                <text:p>1000</text:p>
              </table:table-cell>
              <table:table-cell office:value-type="float" office:value="25.13606">
                <text:p>25.13606</text:p>
              </table:table-cell>
              <table:table-cell office:value-type="float" office:value="1000">
                <text:p>1000</text:p>
              </table:table-cell>
              <table:table-cell office:value-type="float" office:value="4444.78467">
                <text:p>4444.78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3034">
                <text:p>0.23034</text:p>
              </table:table-cell>
              <table:table-cell office:value-type="float" office:value="10000">
                <text:p>10000</text:p>
              </table:table-cell>
              <table:table-cell office:value-type="float" office:value="2.52107">
                <text:p>2.52107</text:p>
              </table:table-cell>
              <table:table-cell office:value-type="float" office:value="10000">
                <text:p>10000</text:p>
              </table:table-cell>
              <table:table-cell office:value-type="float" office:value="4.36955">
                <text:p>4.36955</text:p>
              </table:table-cell>
              <table:table-cell office:value-type="float" office:value="10000">
                <text:p>10000</text:p>
              </table:table-cell>
              <table:table-cell office:value-type="float" office:value="9.21844">
                <text:p>9.21844</text:p>
              </table:table-cell>
              <table:table-cell office:value-type="float" office:value="10000">
                <text:p>10000</text:p>
              </table:table-cell>
              <table:table-cell office:value-type="float" office:value="42.22604">
                <text:p>42.22604</text:p>
              </table:table-cell>
              <table:table-cell office:value-type="float" office:value="10000">
                <text:p>10000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aximum="1.5" chart:interval-major="0.1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9cm" xlink:href=".." xlink:type="simple" chart:class="chart:scatter" chart:style-name="ch1">
        <chart:title svg:x="7.029cm" svg:y="0.316cm" chart:style-name="ch2">
          <text:p>rho-qlen</text:p>
        </chart:title>
        <chart:legend chart:legend-position="end" svg:x="12.405cm" svg:y="3.454cm" style:legend-expansion="high" chart:style-name="ch3"/>
        <chart:plot-area chart:style-name="ch4" table:cell-range-address="Sheet2.A47:Sheet2.A52 Sheet2.C46:Sheet2.C46 Sheet2.D47:Sheet2.D52 Sheet2.C54:Sheet2.C54 Sheet2.D55:Sheet2.D60 Sheet2.C38:Sheet2.C38 Sheet2.D39:Sheet2.D44 Sheet2.C62:Sheet2.C62 Sheet2.D63:Sheet2.D68" chart:data-source-has-labels="row" svg:x="1.52cm" svg:y="1.635cm" svg:width="10.248cm" svg:height="6.204cm">
          <chartooo:coordinate-region svg:x="2.141cm" svg:y="1.834cm" svg:width="9.387cm" svg:height="5.358cm"/>
          <chart:axis chart:dimension="x" chart:name="primary-x" chart:style-name="ch5">
            <chart:title svg:x="6.335cm" svg:y="8.019cm" chart:style-name="ch6">
              <text:p>rho</text:p>
            </chart:title>
          </chart:axis>
          <chart:axis chart:dimension="y" chart:name="primary-y" chart:style-name="ch7">
            <chart:title svg:x="0.451cm" svg:y="4.457cm" chart:style-name="ch6">
              <text:p>qlen</text:p>
            </chart:title>
            <chart:grid chart:style-name="ch8" chart:class="major"/>
          </chart:axis>
          <chart:series chart:style-name="ch9" chart:values-cell-range-address="Sheet2.D47:Sheet2.D52" chart:label-cell-address="Sheet2.C46:Sheet2.C46" chart:class="chart:scatter">
            <chart:domain table:cell-range-address="Sheet2.A47:Sheet2.A52"/>
            <chart:data-point chart:repeated="6"/>
          </chart:series>
          <chart:series chart:style-name="ch10" chart:values-cell-range-address="Sheet2.D55:Sheet2.D60" chart:label-cell-address="Sheet2.C54:Sheet2.C54" chart:class="chart:scatter">
            <chart:domain table:cell-range-address="Sheet2.A55:Sheet2.A60"/>
            <chart:data-point chart:repeated="6"/>
          </chart:series>
          <chart:series chart:style-name="ch11" chart:values-cell-range-address="Sheet2.D39:Sheet2.D44" chart:label-cell-address="Sheet2.C38:Sheet2.C38" chart:class="chart:scatter">
            <chart:domain table:cell-range-address="Sheet2.A39:Sheet2.A44"/>
            <chart:data-point chart:repeated="6"/>
          </chart:series>
          <chart:series chart:style-name="ch12" chart:values-cell-range-address="Sheet2.D63:Sheet2.D68" chart:label-cell-address="Sheet2.C62:Sheet2.C62" chart:class="chart:scatter">
            <chart:domain table:cell-range-address="Sheet2.A63:Sheet2.A6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ervers10</text:p>
                <draw:g>
                  <svg:desc>Sheet2.C46:Sheet2.C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</text:p>
                <draw:g>
                  <svg:desc>Sheet2.C54:Sheet2.C5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0</text:p>
                <draw:g>
                  <svg:desc>Sheet2.C38:Sheet2.C3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00</text:p>
                <draw:g>
                  <svg:desc>Sheet2.C62:Sheet2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A47:Sheet2.A52</svg:desc>
                </draw:g>
              </table:table-cell>
              <table:table-cell office:value-type="float" office:value="0.18276">
                <text:p>0.18276</text:p>
                <draw:g>
                  <svg:desc>Sheet2.D47:Sheet2.D52</svg:desc>
                </draw:g>
              </table:table-cell>
              <table:table-cell office:value-type="float" office:value="0.5">
                <text:p>0.5</text:p>
                <draw:g>
                  <svg:desc>Sheet2.A55:Sheet2.A60</svg:desc>
                </draw:g>
              </table:table-cell>
              <table:table-cell office:value-type="float" office:value="0.22318">
                <text:p>0.22318</text:p>
                <draw:g>
                  <svg:desc>Sheet2.D55:Sheet2.D60</svg:desc>
                </draw:g>
              </table:table-cell>
              <table:table-cell office:value-type="float" office:value="0.5">
                <text:p>0.5</text:p>
                <draw:g>
                  <svg:desc>Sheet2.A39:Sheet2.A44</svg:desc>
                </draw:g>
              </table:table-cell>
              <table:table-cell office:value-type="float" office:value="0.22448">
                <text:p>0.22448</text:p>
                <draw:g>
                  <svg:desc>Sheet2.D39:Sheet2.D44</svg:desc>
                </draw:g>
              </table:table-cell>
              <table:table-cell office:value-type="float" office:value="0.5">
                <text:p>0.5</text:p>
                <draw:g>
                  <svg:desc>Sheet2.A63:Sheet2.A68</svg:desc>
                </draw:g>
              </table:table-cell>
              <table:table-cell office:value-type="float" office:value="0.23034">
                <text:p>0.23034</text:p>
                <draw:g>
                  <svg:desc>Sheet2.D63:Sheet2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4314">
                <text:p>1.74314</text:p>
              </table:table-cell>
              <table:table-cell office:value-type="float" office:value="1">
                <text:p>1</text:p>
              </table:table-cell>
              <table:table-cell office:value-type="float" office:value="2.31872">
                <text:p>2.31872</text:p>
              </table:table-cell>
              <table:table-cell office:value-type="float" office:value="1">
                <text:p>1</text:p>
              </table:table-cell>
              <table:table-cell office:value-type="float" office:value="2.42414">
                <text:p>2.42414</text:p>
              </table:table-cell>
              <table:table-cell office:value-type="float" office:value="1">
                <text:p>1</text:p>
              </table:table-cell>
              <table:table-cell office:value-type="float" office:value="2.52107">
                <text:p>2.52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806">
                <text:p>2.806</text:p>
              </table:table-cell>
              <table:table-cell office:value-type="float" office:value="1.1">
                <text:p>1.1</text:p>
              </table:table-cell>
              <table:table-cell office:value-type="float" office:value="3.97605">
                <text:p>3.97605</text:p>
              </table:table-cell>
              <table:table-cell office:value-type="float" office:value="1.1">
                <text:p>1.1</text:p>
              </table:table-cell>
              <table:table-cell office:value-type="float" office:value="4.32078">
                <text:p>4.32078</text:p>
              </table:table-cell>
              <table:table-cell office:value-type="float" office:value="1.1">
                <text:p>1.1</text:p>
              </table:table-cell>
              <table:table-cell office:value-type="float" office:value="4.36955">
                <text:p>4.36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.69501">
                <text:p>4.69501</text:p>
              </table:table-cell>
              <table:table-cell office:value-type="float" office:value="1.2">
                <text:p>1.2</text:p>
              </table:table-cell>
              <table:table-cell office:value-type="float" office:value="8.05338">
                <text:p>8.05338</text:p>
              </table:table-cell>
              <table:table-cell office:value-type="float" office:value="1.2">
                <text:p>1.2</text:p>
              </table:table-cell>
              <table:table-cell office:value-type="float" office:value="9.12103">
                <text:p>9.12103</text:p>
              </table:table-cell>
              <table:table-cell office:value-type="float" office:value="1.2">
                <text:p>1.2</text:p>
              </table:table-cell>
              <table:table-cell office:value-type="float" office:value="9.21844">
                <text:p>9.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8.69615">
                <text:p>8.69615</text:p>
              </table:table-cell>
              <table:table-cell office:value-type="float" office:value="1.3">
                <text:p>1.3</text:p>
              </table:table-cell>
              <table:table-cell office:value-type="float" office:value="23.3567">
                <text:p>23.3567</text:p>
              </table:table-cell>
              <table:table-cell office:value-type="float" office:value="1.3">
                <text:p>1.3</text:p>
              </table:table-cell>
              <table:table-cell office:value-type="float" office:value="25.13606">
                <text:p>25.13606</text:p>
              </table:table-cell>
              <table:table-cell office:value-type="float" office:value="1.3">
                <text:p>1.3</text:p>
              </table:table-cell>
              <table:table-cell office:value-type="float" office:value="42.22604">
                <text:p>42.22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4.51849">
                <text:p>44.51849</text:p>
              </table:table-cell>
              <table:table-cell office:value-type="float" office:value="1.4">
                <text:p>1.4</text:p>
              </table:table-cell>
              <table:table-cell office:value-type="float" office:value="3783.87183">
                <text:p>3783.87183</text:p>
              </table:table-cell>
              <table:table-cell office:value-type="float" office:value="1.4">
                <text:p>1.4</text:p>
              </table:table-cell>
              <table:table-cell office:value-type="float" office:value="4444.78467">
                <text:p>4444.78467</text:p>
              </table:table-cell>
              <table:table-cell office:value-type="float" office:value="1.4">
                <text:p>1.4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